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0995" officeooo:paragraph-rsid="00040995"/>
    </style:style>
    <style:style style:name="P2" style:family="paragraph" style:parent-style-name="Text_20_body">
      <style:text-properties officeooo:rsid="0004f57b" officeooo:paragraph-rsid="0004f57b"/>
    </style:style>
    <style:style style:name="P3" style:family="paragraph" style:parent-style-name="Standard">
      <style:paragraph-properties fo:text-align="start" style:justify-single-word="false">
        <style:tab-stops>
          <style:tab-stop style:position="10.213cm"/>
        </style:tab-stops>
      </style:paragraph-properties>
      <style:text-properties officeooo:rsid="0000e1b2" officeooo:paragraph-rsid="0000e1b2"/>
    </style:style>
    <style:style style:name="P4" style:family="paragraph" style:parent-style-name="Standard">
      <style:paragraph-properties fo:text-align="start" style:justify-single-word="false">
        <style:tab-stops>
          <style:tab-stop style:position="10.213cm"/>
        </style:tab-stops>
      </style:paragraph-properties>
      <style:text-properties officeooo:paragraph-rsid="00083368"/>
    </style:style>
    <style:style style:name="P5" style:family="paragraph" style:parent-style-name="Text_20_body">
      <style:text-properties officeooo:paragraph-rsid="00040995"/>
    </style:style>
    <style:style style:name="P6" style:family="paragraph" style:parent-style-name="Text_20_body">
      <style:text-properties officeooo:rsid="0004f57b" officeooo:paragraph-rsid="0004f57b"/>
    </style:style>
    <style:style style:name="T1" style:family="text">
      <style:text-properties fo:text-transform="uppercase" fo:background-color="transparent" loext:char-shading-value="0"/>
    </style:style>
    <style:style style:name="T2" style:family="text">
      <style:text-properties officeooo:rsid="0002ba40"/>
    </style:style>
    <style:style style:name="T3" style:family="text">
      <style:text-properties officeooo:rsid="00072582"/>
    </style:style>
    <style:style style:name="T4" style:family="text">
      <style:text-properties officeooo:rsid="0000e1b2"/>
    </style:style>
    <style:style style:name="T5" style:family="text">
      <style:text-properties officeooo:rsid="000833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artin trumann</text:span></text:p>
      <text:p text:style-name="P3"><text:tab/>Karala küla</text:p>
      <text:p text:style-name="P3"><text:tab/>Saaremaa vald</text:p>
      <text:p text:style-name="P3"><text:tab/>tel: 5108 720</text:p>
      <text:p text:style-name="P3"><text:tab/>E-post: <text:a xlink:type="simple" xlink:href="mailto:martin.trumann@gmail.com" text:style-name="Internet_20_link" text:visited-style-name="Visited_20_Internet_20_Link">martin.trumann@gmail.com</text:a></text:p>
      <text:p text:style-name="P3"/>
      <text:p text:style-name="P3"/>
      <text:p text:style-name="P4"><text:span text:style-name="T4">Lugupeetud härra Pank<text:tab/></text:span><text:span text:style-name="T5">10.02.2020</text:span></text:p>
      <text:p text:style-name="P3"/>
      <text:p text:style-name="Text_20_body">Soovin kanditeerida teie firmasse</text:p>
      <text:p text:style-name="P5">Omandan hetkel nooremtarkvaraarendaja haridust Kuressaare Ametikooli<text:span text:style-name="T2">s. Kõikides erialaainetes olen saanud viie. Oskan programmeerida mitmes keeles nagu näiteks Python, C ja JS, Kasutan igapäev </text:span><text:span text:style-name="T5">Linuxit</text:span><text:span text:style-name="T2"> ja oskan kasutada </text:span><text:span text:style-name="T5">mitmeid shelle</text:span><text:span text:style-name="T2">. Olen väga huvitatud serveritest ja nendega töötamisest</text:span></text:p>
      <text:p text:style-name="P1">Olen tutvunud <text:span text:style-name="T5">T</text:span>eie kodulehel olevate tingimustega ja arvan, et ma sobin <text:span text:style-name="T5">T</text:span>eie ettevõttesse.</text:p>
      <text:p text:style-name="P2">Kui Teil tekib täiendavaid küsimusi olen nendele nõus vastama teile sobival ajal. olen kättesaadaval ülaltoodud kontaktidel ja ootan Teiega kohtumist.</text:p>
      <text:p text:style-name="P2"/>
      <text:p text:style-name="P1">Lugupidamisega</text:p>
      <text:p text:style-name="P1">Martin Truman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rtin Trumann</meta:initial-creator>
    <meta:creation-date>2019-01-30T08:33:47.825993023</meta:creation-date>
    <dc:date>2020-02-10T10:12:27.577202390</dc:date>
    <meta:editing-duration>PT9M28S</meta:editing-duration>
    <meta:editing-cycles>3</meta:editing-cycles>
    <meta:generator>LibreOffice/6.4.0.3$Linux_X86_64 LibreOffice_project/40$Build-3</meta:generator>
    <meta:document-statistic meta:table-count="0" meta:image-count="0" meta:object-count="0" meta:page-count="1" meta:paragraph-count="12" meta:word-count="91" meta:character-count="710" meta:non-whitespace-character-count="626"/>
  </office:meta>
</office:document-meta>
</file>